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2604bb"/>
    </style:style>
    <style:style style:name="P2" style:family="paragraph" style:parent-style-name="Standard">
      <style:text-properties officeooo:paragraph-rsid="0029e0cd"/>
    </style:style>
    <style:style style:name="P3" style:family="paragraph" style:parent-style-name="Standard">
      <style:text-properties officeooo:paragraph-rsid="00209490"/>
    </style:style>
    <style:style style:name="P4" style:family="paragraph" style:parent-style-name="Standard">
      <style:text-properties officeooo:paragraph-rsid="0016d12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c7fe0" style:font-weight-asian="bold" style:font-weight-complex="bold"/>
    </style:style>
    <style:style style:name="P7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8" style:family="paragraph" style:parent-style-name="Standard">
      <style:text-properties officeooo:paragraph-rsid="00074d88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>
      <style:text-properties officeooo:rsid="00074d88"/>
    </style:style>
    <style:style style:name="P20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21" style:family="paragraph" style:parent-style-name="Text_20_body">
      <style:text-properties officeooo:paragraph-rsid="000f54fe"/>
    </style:style>
    <style:style style:name="P22" style:family="paragraph" style:parent-style-name="Horizontal_20_Line">
      <style:text-properties officeooo:paragraph-rsid="000f54fe"/>
    </style:style>
    <style:style style:name="P23" style:family="paragraph" style:parent-style-name="Heading_20_3">
      <style:text-properties officeooo:paragraph-rsid="000f54fe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5" style:family="paragraph" style:parent-style-name="Text_20_body" style:list-style-name="L6">
      <style:text-properties officeooo:paragraph-rsid="000f54fe"/>
    </style:style>
    <style:style style:name="P26" style:family="paragraph" style:parent-style-name="Heading_20_4">
      <style:text-properties officeooo:paragraph-rsid="000f54fe"/>
    </style:style>
    <style:style style:name="P27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8" style:family="paragraph" style:parent-style-name="Text_20_body" style:list-style-name="L7">
      <style:text-properties officeooo:paragraph-rsid="000f54fe"/>
    </style:style>
    <style:style style:name="P29" style:family="paragraph" style:parent-style-name="Heading_20_3">
      <style:text-properties officeooo:rsid="00074d88" officeooo:paragraph-rsid="000f54fe"/>
    </style:style>
    <style:style style:name="P30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31" style:family="paragraph" style:parent-style-name="Text_20_body" style:list-style-name="L8">
      <style:paragraph-properties fo:margin-top="0in" fo:margin-bottom="0in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9">
      <style:paragraph-properties fo:margin-top="0in" fo:margin-bottom="0in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10">
      <style:paragraph-properties fo:margin-top="0in" fo:margin-bottom="0in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1">
      <style:paragraph-properties fo:margin-top="0in" fo:margin-bottom="0in" style:contextual-spacing="false"/>
    </style:style>
    <style:style style:name="P38" style:family="paragraph" style:parent-style-name="Text_20_body" style:list-style-name="L11"/>
    <style:style style:name="P39" style:family="paragraph" style:parent-style-name="Text_20_body" style:list-style-name="L12">
      <style:paragraph-properties fo:margin-top="0in" fo:margin-bottom="0in" style:contextual-spacing="false"/>
    </style:style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 style:list-style-name="L14">
      <style:paragraph-properties fo:margin-top="0in" fo:margin-bottom="0in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>
      <style:paragraph-properties fo:margin-top="0in" fo:margin-bottom="0in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7" style:family="paragraph" style:parent-style-name="Text_20_body" style:list-style-name="L16">
      <style:paragraph-properties fo:margin-top="0in" fo:margin-bottom="0in" style:contextual-spacing="false"/>
    </style:style>
    <style:style style:name="P48" style:family="paragraph" style:parent-style-name="Text_20_body" style:list-style-name="L16"/>
    <style:style style:name="P49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50" style:family="paragraph" style:parent-style-name="Text_20_body" style:list-style-name="L16">
      <style:text-properties officeooo:paragraph-rsid="001356ab"/>
    </style:style>
    <style:style style:name="P51" style:family="paragraph" style:parent-style-name="Preformatted_20_Text" style:list-style-name="L16">
      <style:text-properties officeooo:paragraph-rsid="001356ab"/>
    </style:style>
    <style:style style:name="P52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3" style:family="paragraph" style:parent-style-name="Heading_20_1">
      <style:paragraph-properties fo:text-align="center" style:justify-single-word="false"/>
      <style:text-properties officeooo:paragraph-rsid="00130af0"/>
    </style:style>
    <style:style style:name="P54" style:family="paragraph" style:parent-style-name="Text_20_body" style:list-style-name="L17">
      <style:paragraph-properties fo:margin-top="0in" fo:margin-bottom="0in" style:contextual-spacing="false"/>
    </style:style>
    <style:style style:name="P55" style:family="paragraph" style:parent-style-name="Text_20_body" style:list-style-name="L17"/>
    <style:style style:name="P56" style:family="paragraph" style:parent-style-name="Text_20_body" style:list-style-name="L18"/>
    <style:style style:name="P57" style:family="paragraph" style:parent-style-name="Text_20_body" style:list-style-name="L18">
      <style:paragraph-properties fo:margin-top="0in" fo:margin-bottom="0in" style:contextual-spacing="false"/>
    </style:style>
    <style:style style:name="P58" style:family="paragraph" style:parent-style-name="Horizontal_20_Line">
      <style:text-properties officeooo:rsid="00074d88"/>
    </style:style>
    <style:style style:name="P59" style:family="paragraph" style:parent-style-name="Text_20_body">
      <style:text-properties officeooo:rsid="000f54fe" officeooo:paragraph-rsid="000f54fe"/>
    </style:style>
    <style:style style:name="P60" style:family="paragraph" style:parent-style-name="Text_20_body">
      <style:paragraph-properties fo:text-align="center" style:justify-single-word="false"/>
      <style:text-properties officeooo:paragraph-rsid="00093c42"/>
    </style:style>
    <style:style style:name="P61" style:family="paragraph" style:parent-style-name="Preformatted_20_Text">
      <style:paragraph-properties fo:margin-top="0in" fo:margin-bottom="0.1965in" style:contextual-spacing="false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margin-top="0in" fo:margin-bottom="0in" style:contextual-spacing="false"/>
    </style:style>
    <style:style style:name="P64" style:family="paragraph" style:parent-style-name="Preformatted_20_Text" style:list-style-name="L19"/>
    <style:style style:name="P65" style:family="paragraph" style:parent-style-name="Preformatted_20_Text" style:list-style-name="L19">
      <style:paragraph-properties fo:margin-top="0in" fo:margin-bottom="0.1965in" style:contextual-spacing="false"/>
    </style:style>
    <style:style style:name="P66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04bb" style:font-weight-asian="bold" style:font-weight-complex="bold"/>
    </style:style>
    <style:style style:name="T3" style:family="text">
      <style:text-properties officeooo:rsid="001e21fb"/>
    </style:style>
    <style:style style:name="T4" style:family="text">
      <style:text-properties officeooo:rsid="001fd78c"/>
    </style:style>
    <style:style style:name="T5" style:family="text">
      <style:text-properties officeooo:rsid="001908b2"/>
    </style:style>
    <style:style style:name="T6" style:family="text">
      <style:text-properties officeooo:rsid="000c7fe0"/>
    </style:style>
    <style:style style:name="T7" style:family="text">
      <style:text-properties officeooo:rsid="000f0bab"/>
    </style:style>
    <style:style style:name="T8" style:family="text">
      <style:text-properties fo:font-weight="bold" officeooo:rsid="00074d88" style:font-weight-asian="bold" style:font-weight-complex="bold"/>
    </style:style>
    <style:style style:name="T9" style:family="text">
      <style:text-properties fo:font-weight="bold" officeooo:rsid="000c7fe0" style:font-weight-asian="bold" style:font-weight-complex="bold"/>
    </style:style>
    <style:style style:name="T10" style:family="text">
      <style:text-properties fo:font-weight="bold" officeooo:rsid="000f54fe" style:font-weight-asian="bold" style:font-weight-complex="bold"/>
    </style:style>
    <style:style style:name="T11" style:family="text">
      <style:text-properties officeooo:rsid="00074d88"/>
    </style:style>
    <style:style style:name="T12" style:family="text">
      <style:text-properties officeooo:rsid="00093c42"/>
    </style:style>
    <style:style style:name="T13" style:family="text">
      <style:text-properties fo:font-weight="bold" officeooo:rsid="00093c42" style:font-weight-asian="bold" style:font-weight-complex="bold"/>
    </style:style>
    <style:style style:name="T14" style:family="text">
      <style:text-properties officeooo:rsid="000f54fe"/>
    </style:style>
    <style:style style:name="T15" style:family="text">
      <style:text-properties fo:font-weight="bold" officeooo:rsid="00121ad5" style:font-weight-asian="bold" style:font-weight-complex="bold"/>
    </style:style>
    <style:style style:name="T16" style:family="text">
      <style:text-properties officeooo:rsid="00130af0"/>
    </style:style>
    <style:style style:name="T17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 </text:span><text:span text:style-name="T2">OpenAPI Swagger documentation</text:span></text:p>
      <text:p text:style-name="P1"><text:span text:style-name="T2"/></text:p>
      <text:p text:style-name="Standard"><text:span text:style-name="T1">1. User Management &amp; Authentication</text:span> <text:s/></text:p>
      <text:p text:style-name="P2">-✅ User registration and login (JWT-based authentication).</text:p>
      <text:p text:style-name="P2">-✅ <text:span text:style-name="T3">User logout </text:span></text:p>
      <text:p text:style-name="P2">-✅ <text:span text:style-name="T3">Refresh </text:span><text:span text:style-name="T4">JWT </text:span><text:span text:style-name="T3">tokens</text:span></text:p>
      <text:p text:style-name="P3">- OAuth2 authentication (Google, GitHub, <text:span text:style-name="T5">Facebook,</text:span> etc.).</text:p>
      <text:p text:style-name="P2">-✅ Role-based access control (admin, user).</text:p>
      <text:p text:style-name="P2">-✅ Multi-factor authentication (MFA). <text:s/></text:p>
      <text:p text:style-name="Standard"/>
      <text:p text:style-name="Standard"><text:span text:style-name="T1">2. Expense &amp; Income Tracking</text:span> <text:s/></text:p>
      <text:p text:style-name="P4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P5">4. Reports &amp; Insights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P5">5. Notifications &amp; Reminders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5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5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<text:soft-page-break/>- Backup &amp; restore feature for user data. <text:s/></text:p>
      <text:p text:style-name="Standard"/>
      <text:p text:style-name="P5">10. API &amp; Third-Party Integrations</text:p>
      <text:p text:style-name="Standard">- Open API for third-party apps. <text:s/></text:p>
      <text:p text:style-name="Standard"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6">1) Entity Package <text:span text:style-name="T6">→</text:span> Entity Class</text:p>
      <text:p text:style-name="P7">2) d<text:span text:style-name="T6">to</text:span> package <text:span text:style-name="T6">→</text:span> <text:s/>DTO Class</text:p>
      <text:p text:style-name="P6"><text:span text:style-name="T7">3</text:span>) Repository Package <text:span text:style-name="T6">→</text:span> Repository Interface</text:p>
      <text:p text:style-name="P6"><text:span text:style-name="T7">4</text:span>) <text:s/><text:span text:style-name="T6">S</text:span>ervice<text:span text:style-name="T6">s</text:span> package <text:span text:style-name="T6">→</text:span> Service Interface</text:p>
      <text:p text:style-name="P5"><text:span text:style-name="T7">5</text:span>) <text:s/>Service class implementation</text:p>
      <text:p text:style-name="P8"><text:span text:style-name="T8">6) </text:span><text:span text:style-name="T9">Controller package →</text:span><text:span text:style-name="T10">Controller class for handling the endpoints that uses the services functions.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9"><text:span text:style-name="T11">1) </text:span>Explanation of <text:span text:style-name="T12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10"><text:span text:style-name="Strong_20_Emphasis">Purpose</text:span>: Marks this class as a JPA entity, meaning it maps to a database table. </text:p>
        </text:list-item>
        <text:list-item>
          <text:p text:style-name="P11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2"><text:span text:style-name="Strong_20_Emphasis">Purpose</text:span>: Generates <text:span text:style-name="Strong_20_Emphasis">boilerplate code</text:span> such as: </text:p>
          <text:list>
            <text:list-item>
              <text:p text:style-name="P12">Getters and setters for all fields. </text:p>
            </text:list-item>
            <text:list-item>
              <text:p text:style-name="P12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2">A default constructor. </text:p>
            </text:list-item>
          </text:list>
        </text:list-item>
        <text:list-item>
          <text:p text:style-name="P13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4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5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5"><text:span text:style-name="Strong_20_Emphasis">Strategy Used</text:span>: <text:span text:style-name="Source_20_Text">GenerationType.IDENTITY</text:span> </text:p>
          <text:list>
            <text:list-item>
              <text:p text:style-name="P15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6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pan text:style-name="Source_20_Text"/></text:p>
      <text:h text:style-name="Heading_20_3" text:outline-level="3"><text:span text:style-name="Strong_20_Emphasis">Key Takeaways</text:span></text:h>
      <text:list text:style-name="L5">
        <text:list-item>
          <text:p text:style-name="P17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7"><text:span text:style-name="Strong_20_Emphasis">Lombok annotations</text:span> (<text:span text:style-name="Source_20_Text">@Data</text:span>) reduce boilerplate code. </text:p>
        </text:list-item>
        <text:list-item>
          <text:p text:style-name="P18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20"><text:span text:style-name="T1">2)</text:span> <text:span text:style-name="Strong_20_Emphasis"><text:span text:style-name="T12">Explanation of </text:span></text:span><text:span text:style-name="Source_20_Text"><text:span text:style-name="T13">ExpenseDTO</text:span></text:span><text:span text:style-name="Strong_20_Emphasis"><text:span text:style-name="T12"> (Data Transfer Object)</text:span></text:span></text:p>
      <text:p text:style-name="P21">This class is a <text:span text:style-name="Strong_20_Emphasis">DTO (Data Transfer Object)</text:span>, used for transferring data between layers (e.g., Controller ↔ Service).</text:p>
      <text:p text:style-name="P22"/>
      <text:h text:style-name="P23" text:outline-level="3"><text:span text:style-name="Strong_20_Emphasis">Why Use a DTO?</text:span></text:h>
      <text:list text:style-name="L6">
        <text:list-item>
          <text:p text:style-name="P24"><text:span text:style-name="Strong_20_Emphasis">Encapsulation</text:span>: Hides internal details of the <text:span text:style-name="Source_20_Text">Expense</text:span> entity. </text:p>
        </text:list-item>
        <text:list-item>
          <text:p text:style-name="P24"><text:span text:style-name="Strong_20_Emphasis">Security</text:span>: Prevents exposing sensitive fields (e.g., internal IDs, database-specific fields). </text:p>
        </text:list-item>
        <text:list-item>
          <text:p text:style-name="P24"><text:span text:style-name="Strong_20_Emphasis">Data Shaping</text:span>: You can exclude or include extra fields as needed. </text:p>
        </text:list-item>
        <text:list-item>
          <text:p text:style-name="P25"><text:span text:style-name="Strong_20_Emphasis">API Flexibility</text:span>: The DTO can have different structures than the entity, allowing better API responses. </text:p>
        </text:list-item>
      </text:list>
      <text:p text:style-name="P22"/>
      <text:h text:style-name="P23" text:outline-level="3"><text:span text:style-name="Strong_20_Emphasis">Annotations and Their Uses</text:span></text:h>
      <text:h text:style-name="P26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7"><text:span text:style-name="Strong_20_Emphasis">Purpose</text:span>: Generates <text:span text:style-name="Strong_20_Emphasis">boilerplate code</text:span> automatically. </text:p>
        </text:list-item>
        <text:list-item>
          <text:p text:style-name="P27"><text:span text:style-name="Strong_20_Emphasis">Effect</text:span>: Includes: </text:p>
          <text:list>
            <text:list-item>
              <text:p text:style-name="P27">Getters and Setters (<text:span text:style-name="Source_20_Text">getId()</text:span>, <text:span text:style-name="Source_20_Text">setTitle()</text:span>, etc.) </text:p>
            </text:list-item>
            <text:list-item>
              <text:p text:style-name="P27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8">A default constructor </text:p>
            </text:list-item>
          </text:list>
        </text:list-item>
      </text:list>
      <text:p text:style-name="P22"/>
      <text:h text:style-name="P29" text:outline-level="3"/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><text:span text:style-name="T14">3</text:span></text:span><text:span text:style-name="Strong_20_Emphasis"><text:span text:style-name="T12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31"><text:span text:style-name="Strong_20_Emphasis">Purpose</text:span>: Marks this interface as a <text:span text:style-name="Strong_20_Emphasis">Spring repository</text:span>. </text:p>
        </text:list-item>
        <text:list-item>
          <text:p text:style-name="P31"><text:span text:style-name="Strong_20_Emphasis">Effect</text:span>: </text:p>
          <text:list>
            <text:list-item>
              <text:p text:style-name="P31">Spring will <text:span text:style-name="Strong_20_Emphasis">detect this as a data access component</text:span>. </text:p>
            </text:list-item>
            <text:list-item>
              <text:p text:style-name="P32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3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3"><text:span text:style-name="Source_20_Text">&lt;Expense, Long&gt;</text:span> means: </text:p>
          <text:list>
            <text:list-item>
              <text:p text:style-name="P33"><text:span text:style-name="Source_20_Text">Expense</text:span> → The entity type this repository manages. </text:p>
            </text:list-item>
            <text:list-item>
              <text:p text:style-name="P34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><text:soft-page-break/></text:p>
      <text:h text:style-name="Heading_20_3" text:outline-level="3"><text:span text:style-name="Strong_20_Emphasis">Key Takeaways</text:span></text:h>
      <text:list text:style-name="L10">
        <text:list-item>
          <text:p text:style-name="P35"><text:span text:style-name="Source_20_Text">JpaRepository</text:span> provides <text:span text:style-name="Strong_20_Emphasis">powerful built-in database operations</text:span>. </text:p>
        </text:list-item>
        <text:list-item>
          <text:p text:style-name="P35"><text:span text:style-name="Source_20_Text">@Repository</text:span> marks it as a <text:span text:style-name="Strong_20_Emphasis">Spring-managed</text:span> component. </text:p>
        </text:list-item>
        <text:list-item>
          <text:p text:style-name="P36"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9"/>
      <text:p text:style-name="P30"><text:span text:style-name="T15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6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7"><text:span text:style-name="Strong_20_Emphasis">Decoupling business logic</text:span> from the controller. </text:p>
        </text:list-item>
        <text:list-item>
          <text:p text:style-name="P37"><text:span text:style-name="Strong_20_Emphasis">Encapsulating complex operations</text:span> related to expenses. </text:p>
        </text:list-item>
        <text:list-item>
          <text:p text:style-name="P38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9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40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41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2"><text:span text:style-name="Strong_20_Emphasis"><text:span text:style-name="Source_20_Text">postExpense()</text:span></text:span> → Adds a new expense. </text:p>
        </text:list-item>
        <text:list-item>
          <text:p text:style-name="P42"><text:span text:style-name="Strong_20_Emphasis"><text:span text:style-name="Source_20_Text">getAllExpenses()</text:span></text:span> → Retrieves all expenses from the database. </text:p>
        </text:list-item>
        <text:list-item>
          <text:p text:style-name="P42"><text:span text:style-name="Strong_20_Emphasis"><text:span text:style-name="Source_20_Text">getExpenseById(Long id)</text:span></text:span> → Fetches a specific expense by ID. </text:p>
        </text:list-item>
        <text:list-item>
          <text:p text:style-name="P42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3"><text:soft-page-break/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4"><text:span text:style-name="Strong_20_Emphasis">Purpose</text:span>: Marks this class as a <text:span text:style-name="Strong_20_Emphasis">Spring service component</text:span>. </text:p>
        </text:list-item>
        <text:list-item>
          <text:p text:style-name="P44"><text:span text:style-name="Strong_20_Emphasis">Effect</text:span>: </text:p>
          <text:list>
            <text:list-item>
              <text:p text:style-name="P44">Spring will <text:span text:style-name="Strong_20_Emphasis">detect and manage</text:span> this class as a service bean. </text:p>
            </text:list-item>
            <text:list-item>
              <text:p text:style-name="P45">Allows dependency injection into controllers or other services. </text:p>
            </text:list-item>
            <text:list-item>
              <text:p text:style-name="P46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7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7"><text:span text:style-name="Strong_20_Emphasis">Effect</text:span>: </text:p>
          <text:list>
            <text:list-item>
              <text:p text:style-name="P47">Automatically injects dependencies via <text:span text:style-name="Strong_20_Emphasis">constructor injection</text:span>. </text:p>
            </text:list-item>
            <text:list-item>
              <text:p text:style-name="P48">No need to manually write: </text:p>
            </text:list-item>
            <text:list-item>
              <text:p text:style-name="P49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50">It removes the need to manually write a constructor like: </text:p>
              <text:p text:style-name="P51"><text:span text:style-name="Source_20_Text">public ExpenseServiceImpl(ExpenseRepository expenseRepository) {</text:span></text:p>
              <text:p text:style-name="P51"><text:span text:style-name="Source_20_Text"><text:s text:c="4"/>this.expenseRepository = expenseRepository;</text:span></text:p>
              <text:p text:style-name="P52"><text:span text:style-name="Source_20_Text">}</text:span></text:p>
            </text:list-item>
            <text:list-item>
              <text:p text:style-name="P50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3" text:outline-level="1"><text:soft-page-break/><text:span text:style-name="Strong_20_Emphasis"><text:line-break/></text:span></text:h>
      <text:h text:style-name="P53" text:outline-level="1"><text:span text:style-name="Strong_20_Emphasis"><text:span text:style-name="T16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4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4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4">Implements CRUD operations: </text:p>
          <text:list>
            <text:list-item>
              <text:p text:style-name="P54"><text:span text:style-name="Source_20_Text">postExpense()</text:span>: Creates a new expense. </text:p>
            </text:list-item>
            <text:list-item>
              <text:p text:style-name="P54"><text:span text:style-name="Source_20_Text">getAllExpenses()</text:span>: Retrieves all expenses, sorted by date (latest first). </text:p>
            </text:list-item>
            <text:list-item>
              <text:p text:style-name="P54"><text:span text:style-name="Source_20_Text">getExpenseById()</text:span>: Fetches an expense by its ID. </text:p>
            </text:list-item>
            <text:list-item>
              <text:p text:style-name="P54"><text:span text:style-name="Source_20_Text">updateExpense()</text:span>: Updates an existing expense. </text:p>
            </text:list-item>
            <text:list-item>
              <text:p text:style-name="P55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6">The method <text:span text:style-name="Source_20_Text">postExpense()</text:span>:</text:p>
          <text:list>
            <text:list-item>
              <text:p text:style-name="P57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7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6">The method <text:span text:style-name="Source_20_Text">saveOrUpdateExpense()</text:span>:</text:p>
          <text:list>
            <text:list-item>
              <text:p text:style-name="P57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6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8"/>
      <text:p text:style-name="P19"/>
      <text:p text:style-name="P19"/>
      <text:p text:style-name="P59"/>
      <text:p text:style-name="P59"/>
      <text:p text:style-name="P59"/>
      <text:p text:style-name="P60"><text:span text:style-name="Strong_20_Emphasis"><text:span text:style-name="T16">5</text:span></text:span><text:span text:style-name="Strong_20_Emphasis"><text:span text:style-name="T17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61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2"><text:span text:style-name="Source_20_Text">@RestController</text:span></text:p>
          <text:list>
            <text:list-item>
              <text:p text:style-name="P63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2"><text:span text:style-name="Source_20_Text">@RequestMapping("/api/expense")</text:span></text:p>
          <text:list>
            <text:list-item>
              <text:p text:style-name="P63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3">Any method inside this class will <text:span text:style-name="Strong_20_Emphasis">inherit this URL prefix</text:span>. </text:p>
            </text:list-item>
          </text:list>
        </text:list-item>
        <text:list-item>
          <text:p text:style-name="P62"><text:span text:style-name="Source_20_Text">@RequiredArgsConstructor</text:span></text:p>
          <text:list>
            <text:list-item>
              <text:p text:style-name="P63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2"><text:span text:style-name="Source_20_Text">@CrossOrigin("*")</text:span></text:p>
          <text:list>
            <text:list-item>
              <text:p text:style-name="P63">Enables <text:span text:style-name="Strong_20_Emphasis">CORS (Cross-Origin Resource Sharing)</text:span> for all domains. </text:p>
            </text:list-item>
            <text:list-item>
              <text:p text:style-name="P63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2"><text:span text:style-name="Source_20_Text">@PostMapping</text:span></text:p>
          <text:list>
            <text:list-item>
              <text:p text:style-name="P63">Maps this method to <text:span text:style-name="Strong_20_Emphasis">HTTP POST requests</text:span>. </text:p>
            </text:list-item>
            <text:list-item>
              <text:p text:style-name="P63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2"><text:span text:style-name="Source_20_Text">@RequestBody ExpenseDTO dto</text:span></text:p>
          <text:list>
            <text:list-item>
              <text:p text:style-name="P63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2"><text:span text:style-name="Source_20_Text">ResponseEntity&lt;?&gt;</text:span></text:p>
          <text:list>
            <text:list-item>
              <text:p text:style-name="P63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2">If <text:span text:style-name="Source_20_Text">createdExpense</text:span> is <text:span text:style-name="Strong_20_Emphasis">not null</text:span>, it returns: </text:p>
              <text:p text:style-name="P64"><text:span text:style-name="Source_20_Text">{</text:span></text:p>
              <text:p text:style-name="P64"><text:span text:style-name="Source_20_Text"><text:s text:c="2"/>"id": 1,</text:span></text:p>
              <text:p text:style-name="P64"><text:span text:style-name="Source_20_Text"><text:s text:c="2"/>"title": "Groceries",</text:span></text:p>
              <text:p text:style-name="P64"><text:span text:style-name="Source_20_Text"><text:s text:c="2"/>"description": "Weekly grocery shopping",</text:span></text:p>
              <text:p text:style-name="P64"><text:span text:style-name="Source_20_Text"><text:s text:c="2"/>"category": "Food",</text:span></text:p>
              <text:p text:style-name="P64"><text:span text:style-name="Source_20_Text"><text:s text:c="2"/>"date": "2024-03-22",</text:span></text:p>
              <text:p text:style-name="P64"><text:span text:style-name="Source_20_Text"><text:s text:c="2"/>"amount": 50</text:span></text:p>
              <text:p text:style-name="P65"><text:span text:style-name="Source_20_Text">}</text:span></text:p>
            </text:list-item>
            <text:list-item>
              <text:p text:style-name="P62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6T22:19:35.960938197</dc:date>
    <meta:editing-duration>P2DT2H7M1S</meta:editing-duration>
    <meta:editing-cycles>28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5" meta:word-count="1854" meta:character-count="12955" meta:non-whitespace-character-count="11161"/>
  </office:meta>
</office:document-meta>
</file>